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68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regunta</text:p>
          </table:table-cell>
          <table:table-cell office:value-type="string" calcext:value-type="string">
            <text:p>Explicación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En un buen día … ¿Eres una persona precisa????</text:p>
          </table:table-cell>
          <table:table-cell office:value-type="string" calcext:value-type="string">
            <text:p>Eres una persona concisa, clara, exacta y rigurosa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sistemática????</text:p>
          </table:table-cell>
          <table:table-cell office:value-type="string" calcext:value-type="string">
            <text:p>Eres una persona que realiza las tareas ordenadame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curiosa o pregu...</text:p>
          </table:table-cell>
          <table:table-cell office:value-type="string" calcext:value-type="string">
            <text:p>Te prima la tendencia a la investigación y explora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análitica????</text:p>
          </table:table-cell>
          <table:table-cell office:value-type="string" calcext:value-type="string">
            <text:p>Te gusta llegar al fondo de las cosas, quieres sab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sensata????</text:p>
          </table:table-cell>
          <table:table-cell office:value-type="string" calcext:value-type="string">
            <text:p>Consideras que tienes buen juicio, prudencia y mad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... ¿Eres una persona perseverante?</text:p>
          </table:table-cell>
          <table:table-cell office:value-type="string" calcext:value-type="string">
            <text:p>Te sueles mantener constante en un proyecto ya com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metódica????</text:p>
          </table:table-cell>
          <table:table-cell office:value-type="string" calcext:value-type="string">
            <text:p>Eres una persona disciplinada en el cumplimiento d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controlada????</text:p>
          </table:table-cell>
          <table:table-cell office:value-type="string" calcext:value-type="string">
            <text:p>Persona controlada: Que tiene control sobre su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disciplinada???...</text:p>
          </table:table-cell>
          <table:table-cell office:value-type="string" calcext:value-type="string">
            <text:p>Persona disciplinada: es aquella persona ordenada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estable????</text:p>
          </table:table-cell>
          <table:table-cell office:value-type="string" calcext:value-type="string">
            <text:p>Persona estable: es la que es capaz de mantenerse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aburrida?</text:p>
          </table:table-cell>
          <table:table-cell office:value-type="string" calcext:value-type="string">
            <text:p>No es entretenido, eres monótono y predecible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mezquina?</text:p>
          </table:table-cell>
          <table:table-cell office:value-type="string" calcext:value-type="string">
            <text:p>Persona mezquina: Es aquella que tiene actitud de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quisquillosa?</text:p>
          </table:table-cell>
          <table:table-cell office:value-type="string" calcext:value-type="string">
            <text:p>Que se ofende fácilmente por cosas insignificantes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inamovible?</text:p>
          </table:table-cell>
          <table:table-cell office:value-type="string" calcext:value-type="string">
            <text:p>Te cuesta cambiar las decisiones ya tomadas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aislada?</text:p>
          </table:table-cell>
          <table:table-cell office:value-type="string" calcext:value-type="string">
            <text:p>Persona que se separa y no se comunica con fluidez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Fría?</text:p>
          </table:table-cell>
          <table:table-cell office:value-type="string" calcext:value-type="string">
            <text:p>Persona que no muestra sus sentimientos y es dista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suspicaz?</text:p>
          </table:table-cell>
          <table:table-cell office:value-type="string" calcext:value-type="string">
            <text:p>Tiendes a pensar mal de los demás, creyendo que ti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criítica?</text:p>
          </table:table-cell>
          <table:table-cell office:value-type="string" calcext:value-type="string">
            <text:p>Analizas la realidad, cuestionas las cosas, no te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poco diplomática...</text:p>
          </table:table-cell>
          <table:table-cell office:value-type="string" calcext:value-type="string">
            <text:p>No tienes capacidad de razonar con una persona que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mal día ….¿Eres una persona susceptible?</text:p>
          </table:table-cell>
          <table:table-cell office:value-type="string" calcext:value-type="string">
            <text:p>Que se ofende o toma a mal las cosas con facilidad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n un buen día … ¿Eres una persona Fiable????</text:p>
          </table:table-cell>
          <table:table-cell office:value-type="string" calcext:value-type="string">
            <text:p>Se puede confiar en ti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considerada????</text:p>
          </table:table-cell>
          <table:table-cell office:value-type="string" calcext:value-type="string">
            <text:p>Tienes en cuenta los sentimientos/opiniones de los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que comparte???...</text:p>
          </table:table-cell>
          <table:table-cell office:value-type="string" calcext:value-type="string">
            <text:p>Compartes tanto cosas materiales como personales,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leal????</text:p>
          </table:table-cell>
          <table:table-cell office:value-type="string" calcext:value-type="string">
            <text:p>Que eres incapaz de traicionar o engañar a las per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atenta????</text:p>
          </table:table-cell>
          <table:table-cell office:value-type="string" calcext:value-type="string">
            <text:p>Pones atención en lo que hace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paciente????</text:p>
          </table:table-cell>
          <table:table-cell office:value-type="string" calcext:value-type="string">
            <text:p>Eres tolerante ante actitudes que podrían molestar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comprensiva????</text:p>
          </table:table-cell>
          <table:table-cell office:value-type="string" calcext:value-type="string">
            <text:p>Una persona que entiende las circustancias de los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tranquila????</text:p>
          </table:table-cell>
          <table:table-cell office:value-type="string" calcext:value-type="string">
            <text:p>Eres una persona calmada, que no pierde los nervio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considerada????</text:p>
          </table:table-cell>
          <table:table-cell office:value-type="string" calcext:value-type="string">
            <text:p>Tienes en cuenta los sentimientos/opiniones de los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discreta????</text:p>
          </table:table-cell>
          <table:table-cell office:value-type="string" calcext:value-type="string">
            <text:p>Es una persona que no busca llamar la atención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Obstinada (cabez...</text:p>
          </table:table-cell>
          <table:table-cell office:value-type="string" calcext:value-type="string">
            <text:p>Te mantienes firme en una u opinión, generalmente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precavida?</text:p>
          </table:table-cell>
          <table:table-cell office:value-type="string" calcext:value-type="string">
            <text:p>Eres una persona prudente, no tomas riesgos innece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indecisa?</text:p>
          </table:table-cell>
          <table:table-cell office:value-type="string" calcext:value-type="string">
            <text:p>Te cuesta mucho tomar decisione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evasiva?</text:p>
          </table:table-cell>
          <table:table-cell office:value-type="string" calcext:value-type="string">
            <text:p>Evitas afrontar las dificultade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no conciliadora?</text:p>
          </table:table-cell>
          <table:table-cell office:value-type="string" calcext:value-type="string">
            <text:p>No ayudas a calmar las tensiones o a poner de acue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introvertida?</text:p>
          </table:table-cell>
          <table:table-cell office:value-type="string" calcext:value-type="string">
            <text:p>Te cuesta expresar tus sentimientos o estado de án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reacia?</text:p>
          </table:table-cell>
          <table:table-cell office:value-type="string" calcext:value-type="string">
            <text:p>Muestras resistencia a hacer las cosa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desalentadora?</text:p>
          </table:table-cell>
          <table:table-cell office:value-type="string" calcext:value-type="string">
            <text:p>Quitas las ganas de hacer cosas a los demá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sensible?</text:p>
          </table:table-cell>
          <table:table-cell office:value-type="string" calcext:value-type="string">
            <text:p>"Tiendes a emocionarte o a dejarte llevar por tus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mal día ….¿Eres una persona callada?</text:p>
          </table:table-cell>
          <table:table-cell office:value-type="string" calcext:value-type="string">
            <text:p>No hablas mucho, dejas que los demás opinen por ti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En un buen día … ¿Eres una persona emprendedora ??...</text:p>
          </table:table-cell>
          <table:table-cell office:value-type="string" calcext:value-type="string">
            <text:p>Identificas una oportunidad y organizas los recurs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Objetiva ???</text:p>
          </table:table-cell>
          <table:table-cell office:value-type="string" calcext:value-type="string">
            <text:p>"Eres capaz de analizar las cosas sin que dejarte 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decidida ???</text:p>
          </table:table-cell>
          <table:table-cell office:value-type="string" calcext:value-type="string">
            <text:p>Actuas con decisión y seguridad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exigente ???</text:p>
          </table:table-cell>
          <table:table-cell office:value-type="string" calcext:value-type="string">
            <text:p>Eres una persona rigurosa, estricta tiendes a hace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tenaz ???</text:p>
          </table:table-cell>
          <table:table-cell office:value-type="string" calcext:value-type="string">
            <text:p>Pones mucho empeño y no desiste en algo que quiere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orientada a obj...</text:p>
          </table:table-cell>
          <table:table-cell office:value-type="string" calcext:value-type="string">
            <text:p>Tienes  largo lo que quieres hacer, fijas priorida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energética ???</text:p>
          </table:table-cell>
          <table:table-cell office:value-type="string" calcext:value-type="string">
            <text:p>Haces las cosas con vitalidad y de forma animosa 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organizada ???</text:p>
          </table:table-cell>
          <table:table-cell office:value-type="string" calcext:value-type="string">
            <text:p>Planificas lo que vas a hacer, cumples los horario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resolutiva ???</text:p>
          </table:table-cell>
          <table:table-cell office:value-type="string" calcext:value-type="string">
            <text:p>Solucionas los  asuntos o problemas con eficacia, 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competitiva ???</text:p>
          </table:table-cell>
          <table:table-cell office:value-type="string" calcext:value-type="string">
            <text:p>Eres capaz de hacer casi todo para ganar, no te r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dominante ???</text:p>
          </table:table-cell>
          <table:table-cell office:value-type="string" calcext:value-type="string">
            <text:p>Quieres controlar la situación y a la gente, no de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agresiva ???</text:p>
          </table:table-cell>
          <table:table-cell office:value-type="string" calcext:value-type="string">
            <text:p>Te comportas con violencia física o verbal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intolerante ???</text:p>
          </table:table-cell>
          <table:table-cell office:value-type="string" calcext:value-type="string">
            <text:p>No te gustan y te fastidian las opiniones distinta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soberbia ???</text:p>
          </table:table-cell>
          <table:table-cell office:value-type="string" calcext:value-type="string">
            <text:p>Te valoras por encima de los demas: te cuesta ped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impaciente ???</text:p>
          </table:table-cell>
          <table:table-cell office:value-type="string" calcext:value-type="string">
            <text:p>Te falta paciencia. Te cuesta realizar acciones m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desconsiderada ?...</text:p>
          </table:table-cell>
          <table:table-cell office:value-type="string" calcext:value-type="string">
            <text:p>No tienes en consideración a los demás, ni sus op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grosera ???</text:p>
          </table:table-cell>
          <table:table-cell office:value-type="string" calcext:value-type="string">
            <text:p>Eres desagradable sin necesidad, ofendes a la gent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sin escrupulos ?...</text:p>
          </table:table-cell>
          <table:table-cell office:value-type="string" calcext:value-type="string">
            <text:p>No tienes ningún problema en hacer lo que haga fal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prepotente ???</text:p>
          </table:table-cell>
          <table:table-cell office:value-type="string" calcext:value-type="string">
            <text:p>Te crees mejor que el resto de la gente,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mal dia … ¿Eres una persona controladora ???</text:p>
          </table:table-cell>
          <table:table-cell office:value-type="string" calcext:value-type="string">
            <text:p>Le dictas a la gente como tiene que actuar y lo qu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En un buen día … ¿Eres una persona convincente ???</text:p>
          </table:table-cell>
          <table:table-cell office:value-type="string" calcext:value-type="string">
            <text:p>La gente cree, confía en lo que dices, puedes con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extrovertida ??...</text:p>
          </table:table-cell>
          <table:table-cell office:value-type="string" calcext:value-type="string">
            <text:p>Eres abierto, no te cuesta hablar con la gente y e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entusiasta ???</text:p>
          </table:table-cell>
          <table:table-cell office:value-type="string" calcext:value-type="string">
            <text:p>Muestra energía y entusiasmo en todo lo que haces,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optimista ???</text:p>
          </table:table-cell>
          <table:table-cell office:value-type="string" calcext:value-type="string">
            <text:p>Tiendes a ver el lado bueno de las cosas. Sueles j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sociable ???</text:p>
          </table:table-cell>
          <table:table-cell office:value-type="string" calcext:value-type="string">
            <text:p>Te gusta relacionarse con otras personas y además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dinámica a obje...</text:p>
          </table:table-cell>
          <table:table-cell office:value-type="string" calcext:value-type="string">
            <text:p>Cuando tienes que hacer una tarea te marcas las me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comunicativa ??...</text:p>
          </table:table-cell>
          <table:table-cell office:value-type="string" calcext:value-type="string">
            <text:p>Tienes propensión a comunicarte de una forma fácil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creativa ???</text:p>
          </table:table-cell>
          <table:table-cell office:value-type="string" calcext:value-type="string">
            <text:p>Eres capaz de producir ideas o comportamientos que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espontanea ???</text:p>
          </table:table-cell>
          <table:table-cell office:value-type="string" calcext:value-type="string">
            <text:p>Tienes la habilidad de ser natural y sincero en la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buen día … ¿Eres una persona independiente ?...</text:p>
          </table:table-cell>
          <table:table-cell office:value-type="string" calcext:value-type="string">
            <text:p>Tienes capacidad de decidir por ti mismo, eres aut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impulsiva ???</text:p>
          </table:table-cell>
          <table:table-cell office:value-type="string" calcext:value-type="string">
            <text:p>Haces las cosas sin pensar, sin apenas reflexionar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sobreexcitada ??...</text:p>
          </table:table-cell>
          <table:table-cell office:value-type="string" calcext:value-type="string">
            <text:p>Vas a más revoluciones de las normales, nervioso,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agitada ???</text:p>
          </table:table-cell>
          <table:table-cell office:value-type="string" calcext:value-type="string">
            <text:p>Eres nervioso y transmites esa sensación a los dem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exagerada ???</text:p>
          </table:table-cell>
          <table:table-cell office:value-type="string" calcext:value-type="string">
            <text:p>No te ajustas a la realidad de los hechos, tiendes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indiscreta ???</text:p>
          </table:table-cell>
          <table:table-cell office:value-type="string" calcext:value-type="string">
            <text:p>Tiendes a contar secretos o intimidades de la gent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extravagante ???</text:p>
          </table:table-cell>
          <table:table-cell office:value-type="string" calcext:value-type="string">
            <text:p>No te ajustas a las normas, haces cosas que a los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llamativa, ruido...</text:p>
          </table:table-cell>
          <table:table-cell office:value-type="string" calcext:value-type="string">
            <text:p>Das mucho la nota, te haces de notar pero no para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superficial ???</text:p>
          </table:table-cell>
          <table:table-cell office:value-type="string" calcext:value-type="string">
            <text:p>Te impotan mucho las apariencias 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descuidada ???</text:p>
          </table:table-cell>
          <table:table-cell office:value-type="string" calcext:value-type="string">
            <text:p>Tienes falta de interés, atención o cuidado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string" calcext:value-type="string">
            <text:p>En un mal dia … ¿Eres una persona desvergonzada ??...</text:p>
          </table:table-cell>
          <table:table-cell office:value-type="string" calcext:value-type="string">
            <text:p>Tiendes a se una persona atrevida, insolente, desc...</text:p>
          </table:table-cell>
          <table:table-cell office:value-type="string" calcext:value-type="string">
            <text:p>Amar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0:30:33.6915657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41:22.745134823</meta:creation-date>
    <dc:date>2021-12-01T10:31:12.568002418</dc:date>
    <meta:editing-duration>PT10M57S</meta:editing-duration>
    <meta:editing-cycles>2</meta:editing-cycles>
    <meta:generator>LibreOffice/6.4.7.2$Linux_X86_64 LibreOffice_project/40$Build-2</meta:generator>
    <meta:document-statistic meta:table-count="1" meta:cell-count="243" meta:object-count="0"/>
  </office:meta>
</office:document-meta>
</file>